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officeooo:paragraph-rsid="0012d7e8"/>
    </style:style>
    <style:style style:name="P4" style:family="paragraph" style:parent-style-name="List_20_Paragraph" style:list-style-name="L1">
      <style:text-properties officeooo:rsid="0010a215" officeooo:paragraph-rsid="0010a215"/>
    </style:style>
    <style:style style:name="T1" style:family="text">
      <style:text-properties officeooo:rsid="001017ab"/>
    </style:style>
    <style:style style:name="T2" style:family="text">
      <style:text-properties officeooo:rsid="00127ee7"/>
    </style:style>
    <style:style style:name="T3" style:family="text">
      <style:text-properties fo:color="#000000" style:font-name="Consolas" fo:font-size="10pt" style:font-size-asian="10pt" fo:background-color="#d4d4d4"/>
    </style:style>
    <style:style style:name="T4" style:family="text">
      <style:text-properties fo:color="#000000" style:font-name="Consolas" fo:font-size="10pt" style:font-size-asian="10pt" fo:background-color="#e8f2fe"/>
    </style:style>
    <style:style style:name="T5" style:family="text">
      <style:text-properties fo:color="#7f0055" style:font-name="Consolas" fo:font-size="10pt" fo:font-weight="bold" style:font-size-asian="10pt" style:font-weight-asian="bold" fo:background-color="#e8f2fe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cherReport<text:span text:style-name="T2">Tool</text:span>: JFrame: setBounds (100,50,620,<text:span text:style-name="T2">60</text:span>0)</text:p>
      <text:list xml:id="list433738865545153216" text:style-name="L1">
        <text:list-item>
          <text:p text:style-name="P2">ContentPanel: JPanel</text:p>
          <text:list>
            <text:list-item>
              <text:p text:style-name="P2">StudentPanel: JPanel: setMinimumSize(new Dimension(600,18))</text:p>
              <text:list>
                <text:list-item>
                  <text:p text:style-name="P2">BasicArrowButton </text:p>
                </text:list-item>
                <text:list-item>
                  <text:p text:style-name="P2">JLabel</text:p>
                </text:list-item>
                <text:list-item>
                  <text:p text:style-name="P2">BasicArrowButton</text:p>
                </text:list-item>
              </text:list>
            </text:list-item>
            <text:list-item>
              <text:p text:style-name="P2">JSplitPane</text:p>
              <text:list>
                <text:list-item>
                  <text:p text:style-name="P2"><text:span text:style-name="T3">TemplatePanel</text:span>: JPanel: <text:span text:style-name="T4">setPreferredSize(</text:span><text:span text:style-name="T5">new</text:span><text:span text:style-name="T4"> Dimension(600,250)); setMinimumSize(</text:span><text:span text:style-name="T5">new</text:span><text:span text:style-name="T4"> Dimension(200,100));</text:span></text:p>
                  <text:list>
                    <text:list-item>
                      <text:p text:style-name="P2">JTabbedPane</text:p>
                      <text:list>
                        <text:list-item>
                          <text:p text:style-name="P3">many <text:span text:style-name="T3">TemplateCategoryPanel</text:span>: JPanel</text:p>
                          <text:list>
                            <text:list-item>
                              <text:p text:style-name="P2">JScrollPane</text:p>
                              <text:list>
                                <text:list-item>
                                  <text:p text:style-name="P2">many JPanel</text:p>
                                  <text:list>
                                    <text:list-item>
                                      <text:p text:style-name="P2"><text:span text:style-name="T3">TemplateSentencePanel</text:span>: JPanel</text:p>
                                      <text:list>
                                        <text:list-item>
                                          <text:p text:style-name="P2">JcheckBox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">many Jlabels (to make all tabbed panes have same number of rows);</text:p>
                                </text:list-item>
                              </text:list>
                            </text:list-item>
                            <text:list-item>
                              <text:p text:style-name="P2">JButt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EditableTextPanel: JPanel: setMinimumSize(new Dimension(600,<text:span text:style-name="T1">2</text:span>00))</text:p>
                  <text:list>
                    <text:list-item>
                      <text:p text:style-name="P2">JScrollPane</text:p>
                      <text:list>
                        <text:list-item>
                          <text:p text:style-name="P2">JTextAre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dc:description/>
    <dc:subject/>
    <meta:initial-creator>JP Fasano</meta:initial-creator>
    <meta:creation-date>2015-08-11T17:27:00Z</meta:creation-date>
    <dc:date>2015-08-19T21:12:00.597000000</dc:date>
    <meta:editing-cycles>6</meta:editing-cycles>
    <meta:editing-duration>PT2H28M6S</meta:editing-duration>
    <meta:document-statistic meta:table-count="0" meta:image-count="0" meta:object-count="0" meta:page-count="1" meta:paragraph-count="19" meta:word-count="67" meta:character-count="565" meta:non-whitespace-character-count="534"/>
    <meta:template xlink:type="simple" xlink:actuate="onRequest" xlink:title="" xlink:href="Normal.dotm"/>
  </office:meta>
</office:document-meta>
</file>